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ba4e" officeooo:paragraph-rsid="0003ba4e" style:font-weight-asian="bold" style:font-weight-complex="bold"/>
    </style:style>
    <style:style style:name="P2" style:family="paragraph" style:parent-style-name="Standard">
      <style:text-properties fo:font-weight="normal" officeooo:rsid="0003ba4e" officeooo:paragraph-rsid="0003ba4e" style:font-weight-asian="normal" style:font-weight-complex="normal"/>
    </style:style>
    <style:style style:name="P3" style:family="paragraph" style:parent-style-name="Standard">
      <style:text-properties fo:font-weight="normal" officeooo:rsid="0003ba4e" officeooo:paragraph-rsid="0007626a" style:font-weight-asian="normal" style:font-weight-complex="normal"/>
    </style:style>
    <style:style style:name="P4" style:family="paragraph" style:parent-style-name="Standard">
      <style:text-properties fo:font-weight="normal" officeooo:rsid="000426c3" officeooo:paragraph-rsid="000426c3" style:font-weight-asian="normal" style:font-weight-complex="normal"/>
    </style:style>
    <style:style style:name="P5" style:family="paragraph" style:parent-style-name="Standard">
      <style:text-properties fo:font-weight="normal" officeooo:rsid="000453d3" officeooo:paragraph-rsid="000426c3" style:font-weight-asian="normal" style:font-weight-complex="normal"/>
    </style:style>
    <style:style style:name="P6" style:family="paragraph" style:parent-style-name="Standard">
      <style:text-properties fo:font-weight="normal" officeooo:rsid="000453d3" officeooo:paragraph-rsid="000453d3" style:font-weight-asian="normal" style:font-weight-complex="normal"/>
    </style:style>
    <style:style style:name="P7" style:family="paragraph" style:parent-style-name="Standard">
      <style:text-properties fo:font-weight="normal" officeooo:rsid="000453d3" officeooo:paragraph-rsid="0003ba4e" style:font-weight-asian="normal" style:font-weight-complex="normal"/>
    </style:style>
    <style:style style:name="P8" style:family="paragraph" style:parent-style-name="Standard">
      <style:text-properties fo:font-weight="normal" officeooo:rsid="0004c008" officeooo:paragraph-rsid="0004c008" style:font-weight-asian="normal" style:font-weight-complex="normal"/>
    </style:style>
    <style:style style:name="P9" style:family="paragraph" style:parent-style-name="Standard">
      <style:text-properties fo:font-weight="normal" officeooo:rsid="0007626a" officeooo:paragraph-rsid="0007626a" style:font-weight-asian="normal" style:font-weight-complex="normal"/>
    </style:style>
    <style:style style:name="P10" style:family="paragraph" style:parent-style-name="Standard">
      <style:text-properties fo:font-style="italic" fo:font-weight="normal" officeooo:rsid="000453d3" officeooo:paragraph-rsid="000426c3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0453d3" officeooo:paragraph-rsid="000453d3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04c008" officeooo:paragraph-rsid="0004c008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067b39" officeooo:paragraph-rsid="00067b39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07626a" officeooo:paragraph-rsid="0007626a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03ba4e" officeooo:paragraph-rsid="0007626a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fo:font-weight="normal" officeooo:rsid="0008ae96" officeooo:paragraph-rsid="0008ae96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fo:font-weight="normal" officeooo:rsid="0008c65a" officeooo:paragraph-rsid="0008c65a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fo:font-weight="bold" officeooo:rsid="0007626a" officeooo:paragraph-rsid="0007626a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08ae96" officeooo:paragraph-rsid="0008ae96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8c65a" officeooo:paragraph-rsid="0008c65a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normal" fo:font-weight="normal" officeooo:rsid="0007626a" officeooo:paragraph-rsid="0007626a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italic" fo:font-weight="bold" officeooo:rsid="0007626a" officeooo:paragraph-rsid="0007626a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normal" fo:font-weight="normal" officeooo:rsid="0008ae96" officeooo:paragraph-rsid="0008ae96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08c65a" officeooo:paragraph-rsid="0008c65a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0d14cc" officeooo:paragraph-rsid="000d14cc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rsid="000e9f04" officeooo:paragraph-rsid="000e9f04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00fa98a" officeooo:paragraph-rsid="000fa98a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normal" officeooo:rsid="00112727" officeooo:paragraph-rsid="00112727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bold" officeooo:rsid="000d14cc" officeooo:paragraph-rsid="000d14cc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0e9f04" officeooo:paragraph-rsid="000d14cc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fo:font-weight="bold" officeooo:rsid="000e9f04" officeooo:paragraph-rsid="000e9f04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bold" officeooo:rsid="000e9f04" officeooo:paragraph-rsid="000e9f04" style:font-style-asian="normal" style:font-weight-asian="bold" style:font-style-complex="normal" style:font-weight-complex="bold"/>
    </style:style>
    <style:style style:name="T1" style:family="text">
      <style:text-properties officeooo:rsid="000426c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453d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67b39"/>
    </style:style>
    <style:style style:name="T6" style:family="text">
      <style:text-properties officeooo:rsid="0007626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7626a" style:font-weight-asian="bold" style:font-weight-complex="bold"/>
    </style:style>
    <style:style style:name="T9" style:family="text">
      <style:text-properties fo:font-weight="bold" officeooo:rsid="0008ae96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0e9f04"/>
    </style:style>
    <style:style style:name="T13" style:family="text">
      <style:text-properties officeooo:rsid="001127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<text:span text:style-name="T6">1 </text:span>. REDUCE</text:p>
      <text:p text:style-name="P1"/>
      <text:p text:style-name="P2"/>
      <text:p text:style-name="P3"><text:span text:style-name="T8">3.1 A) <text:s/></text:span>array[0] → result → result op(result,array[i]) (N times) ….. <text:span text:style-name="T1">N times</text:span></text:p>
      <text:p text:style-name="P2"/>
      <text:p text:style-name="P4">Let us assume that for now N is 5 </text:p>
      <text:p text:style-name="P4"/>
      <text:p text:style-name="P4">array[0] → result →result = op(result,array[i]) →result = op(result,array[i]) →result = op(result,array[i]) →result = op(result,array[i]) </text:p>
      <text:p text:style-name="P4"/>
      <text:p text:style-name="P4">Since the code depends on the previous result, it complicates things</text:p>
      <text:p text:style-name="P2"/>
      <text:p text:style-name="P2">There is a dependancy on result . This is the main dependancy.</text:p>
      <text:p text:style-name="P2"/>
      <text:p text:style-name="P2">Work = O(1 + n <text:s/>- 1) = O(n)</text:p>
      <text:p text:style-name="P2">Critical Path = O(1 + n -1) = O(n)</text:p>
      <text:p text:style-name="P9">Width : 1 thread only → O(1)</text:p>
      <text:p text:style-name="P2">If this program is not rewritten, then the Function cannot be parallelized, since there are too many dependancies</text:p>
      <text:p text:style-name="P2"/>
      <text:p text:style-name="P2"><text:span text:style-name="T8">3.1 B) <text:s/></text:span>If we have P processors, we have an option of changing the code like this <text:span text:style-name="T3">so as to split the addition process through different processors available. But ideally, we select the number of processors.</text:span></text:p>
      <text:p text:style-name="P7"/>
      <text:p text:style-name="P8">The threshold shows how we are splitting the task we have, whether it is 2 processors and a 50% split each , or 4 processors, and 25% split each.</text:p>
      <text:p text:style-name="P8"/>
      <text:p text:style-name="P2">//<text:span text:style-name="T3">CODE HERE</text:span></text:p>
      <text:p text:style-name="P5">template &lt; typename T , typename op &gt;</text:p>
      <text:p text:style-name="P6">//We include the processor number here to be able to divide the tasks accordingly</text:p>
      <text:p text:style-name="P5">T reduce ( T * array , size_t n<text:span text:style-name="T4">,int p_num</text:span> ) { </text:p>
      <text:p text:style-name="P5"/>
      <text:p text:style-name="P10">T result = array [p_num];</text:p>
      <text:p text:style-name="P10">//Here thresh is how many we are summing up along with </text:p>
      <text:p text:style-name="P11">for ( int i =p_num<text:span text:style-name="T5">+1</text:span>; i &lt; p_num + thresh ; ++ i )</text:p>
      <text:p text:style-name="P12">{</text:p>
      <text:p text:style-name="P12"><text:tab/><text:span text:style-name="T5">result = op(result,array[i]);</text:span><text:tab/></text:p>
      <text:p text:style-name="P12">}</text:p>
      <text:p text:style-name="P12"/>
      <text:p text:style-name="P13">This is one possible split, and it takes into account by how much we are splitting each task by.</text:p>
      <text:p text:style-name="P13"/>
      <text:p text:style-name="P13">An example would be :</text:p>
      <text:p text:style-name="P13"/>
      <text:p text:style-name="P13">adding of 20 numbers </text:p>
      <text:p text:style-name="P13"/>
      <text:p text:style-name="P13">1 2 3 4 5 6 7 8 9 10 11 12 13 14 15 16 17 18 19 20</text:p>
      <text:p text:style-name="P13"/>
      <text:p text:style-name="P13">This can be done by using 5 processors, and threshold will be 4</text:p>
      <text:p text:style-name="P13">P1 – 1 2 3 4</text:p>
      <text:p text:style-name="P13">P2 – 5 6 7 8</text:p>
      <text:p text:style-name="P13">P3 – 9 10 11 12</text:p>
      <text:p text:style-name="P13">P4 – 13 14 15 16</text:p>
      <text:p text:style-name="P13">P5 – 17 18 19 20</text:p>
      <text:p text:style-name="P13"/>
      <text:p text:style-name="P13"><text:soft-page-break/>If we run P1, P2, P3 , P4, P4 parallely it takes O(4) , and to merge the answers, it takes O(4) again. </text:p>
      <text:p text:style-name="P13"/>
      <text:p text:style-name="P13">Entirely it is O(8), with the initialization step,</text:p>
      <text:p text:style-name="P13"/>
      <text:p text:style-name="P13">O(n/2 -2) which is approximately O(n/2) in this case.</text:p>
      <text:p text:style-name="P13"/>
      <text:p text:style-name="P14">A good choice of number of processors could be Square root of N. </text:p>
      <text:p text:style-name="P14"/>
      <text:p text:style-name="P14">So the order would be </text:p>
      <text:p text:style-name="P14"/>
      <text:p text:style-name="P14">Critical Path = O(sqrt(n) + n /sqrt(n)) = O(2n/sqrt(n)) = O(2 *sqrt(n)/n) Significantly less than O(n)</text:p>
      <text:p text:style-name="P14"/>
      <text:p text:style-name="P14">Width = sqrt(n) threads , so O(sqrt(n))</text:p>
      <text:p text:style-name="P14"/>
      <text:p text:style-name="P14">Work : </text:p>
      <text:p text:style-name="P14"/>
      <text:p text:style-name="P14"/>
      <text:p text:style-name="P14"/>
      <text:p text:style-name="P15"><text:span text:style-name="T8">3.1 </text:span><text:span text:style-name="T9">C</text:span><text:span text:style-name="T8">)</text:span></text:p>
      <text:p text:style-name="P18"/>
      <text:p text:style-name="P18"/>
      <text:p text:style-name="P18"/>
      <text:p text:style-name="P18"/>
      <text:p text:style-name="P18"/>
      <text:p text:style-name="P18">3.2 VARIANTS</text:p>
      <text:p text:style-name="P18"/>
      <text:p text:style-name="P16"><text:span text:style-name="T7">3.2 A) </text:span><text:span text:style-name="T10"><text:s/>Yes the parallel version would be correct for int,max since this is also a process which can be computed in parallel. We can divide the entire list into groups and calculate the maximum for each sublist , and then merge the maximums together, to find a new maximum.</text:span></text:p>
      <text:p text:style-name="P23"/>
      <text:p text:style-name="P19">3.2 B) <text:span text:style-name="T11">This question depends on whether the order of the strings being inputted can be stored in a separate processor. If so, then yes it applies. Else it cannot be since the concatenation will be ruined.</text:span></text:p>
      <text:p text:style-name="P23"/>
      <text:p text:style-name="P19">3.3 C) <text:span text:style-name="T11">Yes it would be since, the sum is a process which can be divided and merged in the future, whether int or float</text:span></text:p>
      <text:p text:style-name="P23"/>
      <text:p text:style-name="P19"><text:span text:style-name="T10">3.4 D) </text:span><text:span text:style-name="T11">Yes it would be since finding maximum value task can be split into multiple tasks, and this would assist in splitting the workload and later merging the same.</text:span></text:p>
      <text:p text:style-name="P23"/>
      <text:p text:style-name="P23"/>
      <text:p text:style-name="P21"/>
      <text:p text:style-name="P14"/>
      <text:p text:style-name="P14"/>
      <text:p text:style-name="P14"/>
      <text:p text:style-name="P18"/>
      <text:p text:style-name="P14"/>
      <text:p text:style-name="P14"/>
      <text:p text:style-name="P20">4) PREFIX SUM</text:p>
      <text:p text:style-name="P20"/>
      <text:p text:style-name="P17"/>
      <text:p text:style-name="P20">4 A) <text:span text:style-name="T11">Dependancies of the Problem:</text:span></text:p>
      <text:p text:style-name="P24"/>
      <text:p text:style-name="P25"><text:tab/>arr[0] → READ → pr[0]</text:p>
      <text:p text:style-name="P25"><text:soft-page-break/><text:tab/>pr[i] → pr[i-1] + arr[i]</text:p>
      <text:p text:style-name="P25"/>
      <text:p text:style-name="P25"><text:tab/>pr[i] depends on the previous iteration of the loop (pr[i-1]), so this process cannot be completed parallelly.</text:p>
      <text:p text:style-name="P25"/>
      <text:p text:style-name="P25">Each step of the process entirely depends on the previous step, and hence needs an O(n) computation done.</text:p>
      <text:p text:style-name="P25"/>
      <text:p text:style-name="P25">Work Done: O(n)</text:p>
      <text:p text:style-name="P25"/>
      <text:p text:style-name="P25">Critical Path: O(n)<text:line-break/></text:p>
      <text:p text:style-name="P25">Width: 1 Thread can only function at a given.</text:p>
      <text:p text:style-name="P25"/>
      <text:p text:style-name="P29">Program can be made parallel , and thereby reducing work per server, and thereby the critical path to O(logn). The entire code has been written in “<text:span text:style-name="T12">parallel_prefix_sum.cpp”.</text:span></text:p>
      <text:p text:style-name="P30"/>
      <text:p text:style-name="P31">- <text:span text:style-name="T2">This is done, by using a tree mechanism.</text:span></text:p>
      <text:p text:style-name="P31"><text:span text:style-name="T2">- A summation tree is constructed using all the values given. This summation tree’s root contains the total sum.</text:span></text:p>
      <text:p text:style-name="P31"><text:span text:style-name="T2">- The construction process’ critical path is O(logn), this is because we are recursively accessing the tree, by splitting into servers as we construct it .</text:span></text:p>
      <text:p text:style-name="P31"><text:span text:style-name="T2">- The program has two parts. Part 1, and Part 2 have log(n) each</text:span></text:p>
      <text:p text:style-name="P31"><text:span text:style-name="T2">- The processes can be recursively threaded.</text:span></text:p>
      <text:p text:style-name="P31"><text:span text:style-name="T2"/></text:p>
      <text:p text:style-name="P31">Final Critical Path: O(logn)</text:p>
      <text:p text:style-name="P32">Final Work Done: O(n)</text:p>
      <text:p text:style-name="P32"/>
      <text:p text:style-name="P32"/>
      <text:p text:style-name="P32"/>
      <text:p text:style-name="P26"/>
      <text:p text:style-name="P26"/>
      <text:p text:style-name="P32">5. MERGE SORT ALGORITHM</text:p>
      <text:p text:style-name="P32"/>
      <text:p text:style-name="P27">Merge sort runs with nlogn speed. The basic premise of merge sort is , <text:span text:style-name="T13">the higher levels of sorting wait for the lower levels (smaller number of elements to be sorted)</text:span></text:p>
      <text:p text:style-name="P27"/>
      <text:p text:style-name="P28">The smaller sorting creates lists which are to be sorted in the higher levels, each of which take </text:p>
      <text:p text:style-name="P28">nlogn (n being the size of each of the two lists to be sorted). </text:p>
      <text:p text:style-name="P28"/>
      <text:p text:style-name="P28">That being said, merge sort can be parallelized, even using it’s own existing algorithm , by running each of the individual sorting process in threads, Since they are all running in parallel.</text:p>
      <text:p text:style-name="P26"/>
      <text:p text:style-name="P11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02:38:20.274233695</meta:creation-date>
    <dc:date>2019-01-29T14:12:03.001385730</dc:date>
    <meta:editing-duration>PT7H17M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68" meta:word-count="835" meta:character-count="4392" meta:non-whitespace-character-count="3599"/>
  </office:meta>
</office:document-meta>
</file>